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25-10-0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25-04-0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25-01-0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24-10-0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24-04-0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24-01-17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23-01-09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22-04-1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22-01-04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21-10-1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21-04-1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21-01-04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20-01-0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9-10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9-04-2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9-01-1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8-01-04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6-12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6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6-01-05 17:59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4-01-15 19:06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3-01-17 17:47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2-01-11 21:32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1-01-05 17:02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1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9-12-31 17:38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9-01-21 19:22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8-01-25 18:23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7-01-09 19:45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6-01-13 16:09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5-01-06 17:25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4-01-08 17:05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3-01-09 16:53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02098391202</text:p>
          </table:table-cell>
          <table:table-cell office:value-type="string" calcext:value-type="string">
            <text:p>19S 12W 28DBC 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